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officeooo:rsid="001ecabd" officeooo:paragraph-rsid="001ecabd"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list-style-name="L1">
      <style:paragraph-properties fo:text-align="start"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6pt" officeooo:rsid="002286ed" officeooo:paragraph-rsid="002286ed" style:font-size-asian="16pt" style:font-size-complex="16pt"/>
    </style:style>
    <style:style style:name="P7" style:family="paragraph" style:parent-style-name="Standard">
      <style:paragraph-properties fo:text-align="start" style:justify-single-word="false"/>
      <style:text-properties fo:font-size="16pt" officeooo:rsid="001fff71" officeooo:paragraph-rsid="001fff71" style:font-size-asian="16pt" style:font-size-complex="16pt"/>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text-align="start" style:justify-single-word="false"/>
      <style:text-properties fo:font-size="20pt" style:font-size-asian="20pt" style:font-size-complex="20pt"/>
    </style:style>
    <style:style style:name="P10" style:family="paragraph" style:parent-style-name="Standard">
      <style:paragraph-properties fo:text-align="start" style:justify-single-word="false"/>
      <style:text-properties fo:font-size="20pt" officeooo:rsid="002291e2" officeooo:paragraph-rsid="002291e2" style:font-size-asian="20pt" style:font-size-complex="20pt"/>
    </style:style>
    <style:style style:name="P11"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291e2" style:font-size-asian="20pt" style:font-size-complex="20pt"/>
    </style:style>
    <style:style style:name="P12"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2e881" style:font-size-asian="20pt" style:font-size-complex="20pt"/>
    </style:style>
    <style:style style:name="P13"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4542d" style:font-size-asian="20pt" style:font-size-complex="20pt"/>
    </style:style>
    <style:style style:name="P14"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56ea7" style:font-size-asian="20pt" style:font-size-complex="20pt"/>
    </style:style>
    <style:style style:name="P15"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6b18f" style:font-size-asian="20pt" style:font-size-complex="20pt"/>
    </style:style>
    <style:style style:name="P16"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7a060" style:font-size-asian="20pt" style:font-size-complex="20pt"/>
    </style:style>
    <style:style style:name="P17"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88356" style:font-size-asian="20pt" style:font-size-complex="20pt"/>
    </style:style>
    <style:style style:name="P18"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999d8" style:font-size-asian="20pt" style:font-size-complex="20pt"/>
    </style:style>
    <style:style style:name="P19"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b7fe2" style:font-size-asian="20pt" style:font-size-complex="20pt"/>
    </style:style>
    <style:style style:name="P20"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c7a3b" style:font-size-asian="20pt" style:font-size-complex="20pt"/>
    </style:style>
    <style:style style:name="T1" style:family="text">
      <style:text-properties officeooo:rsid="001ecabd"/>
    </style:style>
    <style:style style:name="T2" style:family="text">
      <style:text-properties fo:background-color="#fff200" loext:char-shading-value="0"/>
    </style:style>
    <style:style style:name="T3" style:family="text">
      <style:text-properties officeooo:rsid="001ecabd" fo:background-color="#fff200" loext:char-shading-value="0"/>
    </style:style>
    <style:style style:name="T4" style:family="text">
      <style:text-properties officeooo:rsid="001fff71"/>
    </style:style>
    <style:style style:name="T5" style:family="text">
      <style:text-properties officeooo:rsid="002101d4"/>
    </style:style>
    <style:style style:name="T6" style:family="text">
      <style:text-properties officeooo:rsid="00218291"/>
    </style:style>
    <style:style style:name="T7" style:family="text">
      <style:text-properties officeooo:rsid="002291e2"/>
    </style:style>
    <style:style style:name="T8" style:family="text">
      <style:text-properties officeooo:rsid="0022e881"/>
    </style:style>
    <style:style style:name="T9" style:family="text">
      <style:text-properties officeooo:rsid="0024542d"/>
    </style:style>
    <style:style style:name="T10" style:family="text">
      <style:text-properties officeooo:rsid="00256ea7"/>
    </style:style>
    <style:style style:name="T11" style:family="text">
      <style:text-properties officeooo:rsid="0026b18f"/>
    </style:style>
    <style:style style:name="T12" style:family="text">
      <style:text-properties officeooo:rsid="0027a060"/>
    </style:style>
    <style:style style:name="T13" style:family="text">
      <style:text-properties officeooo:rsid="00288356"/>
    </style:style>
    <style:style style:name="T14" style:family="text">
      <style:text-properties officeooo:rsid="002999d8"/>
    </style:style>
    <style:style style:name="T15" style:family="text">
      <style:text-properties officeooo:rsid="002b7fe2"/>
    </style:style>
    <style:style style:name="T16" style:family="text">
      <style:text-properties officeooo:rsid="002c7a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OpMon Lazuli</text:p>
      <text:p text:style-name="P1"/>
      <text:p text:style-name="P1">Version 1.<text:span text:style-name="T7">4</text:span> – <text:span text:style-name="T7">Fevrier 2018</text:span></text:p>
      <text:p text:style-name="P10"/>
      <text:p text:style-name="P11">À Fauxbourg Euvi :</text:p>
      <text:p text:style-name="P9"/>
      <text:p text:style-name="P2">Arrivée dans le jeu, speech habituel du prof</text:p>
      <text:p text:style-name="P2">Apparition dans le salon, dispute avec la mère, elle vous explique que se n'est pas de sa faute mais qu'il faudra faire avec (le personnage sais de quoi elle parle mais pas encore vous) le personnage decide de fuguer</text:p>
      <text:p text:style-name="P2">Sortie de la maison, le labo est fermé et quelqu'un bloque la route, vous avez comme seul possibilité d'aller voir le rival chez lui. (Sprite d'Aerzia)</text:p>
      <text:p text:style-name="P2">Vous expliquer votre probleme au rival, il propose alors de vous heberger pendant un temps, vous decouvrez alors l'intrigue, votre mère a divorcer avec votre père, qui est rester vivre à votre ancienne maison, loin d'ici.</text:p>
      <text:p text:style-name="P2">Le père du rival entre, apres avoir pris connaisance du probleme, il nous invite à venir le voir au labo.</text:p>
      <text:p text:style-name="P2">Donation des starters</text:p>
      <text:p text:style-name="P2">Sortie du laboratoire</text:p>
      <text:p text:style-name="P2">Combat entre rivaux</text:p>
      <text:p text:style-name="P2">Le rival vous dit que vous devriez aller voir votre père, situer à Euville.</text:p>
      <text:p text:style-name="P2">Route 1</text:p>
      <text:p text:style-name="P2"/>
      <text:p text:style-name="P11">À Euville :</text:p>
      <text:p text:style-name="P2"/>
      <text:p text:style-name="P2">Maison Fermée : Il faut d'abord aller chercher le champion dans la Route 2 puis Forêt</text:p>
      <text:p text:style-name="P2">Fouille foret d'Euvi</text:p>
      <text:p text:style-name="P2">Père au bout, beaucoup de dresseurs</text:p>
      <text:p text:style-name="P2">Il vous parle de l'histoire de divorce, il explique que si vous arrivez à le battre, il essayera de repartir sur de bonnes bases avec vous. Il part et vous donne rendez vous à l'épreuve d'Euville.</text:p>
      <text:p text:style-name="P2">Combat <text:span text:style-name="T1">de la première</text:span> Epreuve : Premier trophée obtenu. <text:span text:style-name="T3">Le Trophé d'Euvi</text:span></text:p>
      <text:p text:style-name="P2">Pont Euvimys : Pont avec hautes herbes et dresseurs</text:p>
      <text:p text:style-name="P2">Combat contre le rival sur le pont</text:p>
      <text:p text:style-name="P2">Route 3 : Dresseurs et hautes herbes aussi</text:p>
      <text:p text:style-name="P11"><text:soft-page-break/>À Croixi :</text:p>
      <text:p text:style-name="P2"/>
      <text:p text:style-name="P2">Arene fermée, champion dans une affaire <text:span text:style-name="T1">à </text:span>Atlancia</text:p>
      <text:p text:style-name="P2">Route 6 bloquée : Gens étranges interdisant de passer</text:p>
      <text:p text:style-name="P2">(Route 19 et foret accessible, mais routes 20 et 21 bloquées. Possible d'xp.</text:p>
      <text:p text:style-name="P2"/>
      <text:p text:style-name="P11">À Solar :</text:p>
      <text:p text:style-name="P2"/>
      <text:p text:style-name="P2">Solar : Combat contre champion -&gt; <text:span text:style-name="T2">Trophée de Solar</text:span> (Type Feu – Fée) non obligatoire.</text:p>
      <text:p text:style-name="P2"/>
      <text:p text:style-name="P11">À Atlancia :</text:p>
      <text:p text:style-name="P11"/>
      <text:p text:style-name="P2">Atlancia : Retrouve police a l'entrée. </text:p>
      <text:p text:style-name="P2">Combat contre eux -&gt; En fait team Mystare</text:p>
      <text:p text:style-name="P2">Atlancia envahie team Mystare -&gt; Prise siège Regi S.A.R.L</text:p>
      <text:p text:style-name="P2">Beaucoup d'employés en fait Team Mystare</text:p>
      <text:p text:style-name="P2">Retrouve champion, combat contre admin troupes <text:span text:style-name="T1">T</text:span>eam <text:span text:style-name="T1">M</text:span>ystare</text:p>
      <text:p text:style-name="P2">Retourner a Croixi : Combat contre champion -&gt; <text:span text:style-name="T2">Trophée de Croixi</text:span></text:p>
      <text:p text:style-name="P2">Route 6 : Combat Sbires Mystare pour passer</text:p>
      <text:p text:style-name="P2">Grotte Electrac : Team Mystare ramasse discretement des pierres</text:p>
      <text:p text:style-name="P2">Combat contre des sbires, rien de plus</text:p>
      <text:p text:style-name="P2"/>
      <text:p text:style-name="P12">À <text:span text:style-name="T8">Minéralia</text:span> :</text:p>
      <text:p text:style-name="P12"/>
      <text:p text:style-name="P2">Minéralia : Quelqu'un vous demande d'aller dans la mine car petit garçon en danger, des OPMons roches lui bloquent la route, c'est Picolo, le fils du champion, il cherchait son fils depuis des semaine, ce qui explique que l'Epreuve était fermé<text:span text:style-name="T1">e</text:span>. Dans la mine : Combat contre le rival.</text:p>
      <text:p text:style-name="P6">On decouvre une mine assez speciale, beaucoup de personnes sont par terre, certaines ont l'air mortes. Ce sont des mineurs, ils vont expliquent que le travail à la mine est trè<text:span text:style-name="T7">s</text:span> difficle, que beaucoup meurts très jeunes, <text:span text:style-name="T7">vous pourrez donner vos objets, ils vous donnerons du charbon, le nombre varie selon la valeur de l'objet donné, ce charbon peut servir pour esquiver des combats dans le volcan de FlorisJava, les sbires de Layser vous laisseront passer contre un certain nombre de charbon.</text:span> <text:s/></text:p>
      <text:p text:style-name="P2">Combat contre le champion -&gt; <text:span text:style-name="T2">Trophée de Mineralia</text:span> (Type Acier-Roche-Sol)</text:p>
      <text:p text:style-name="P13"><text:soft-page-break/>À <text:span text:style-name="T9">Mont River</text:span> :</text:p>
      <text:p text:style-name="P2"/>
      <text:p text:style-name="P2">Mont river : Traversée difficile (Dresseurs, utilisation de surf)</text:p>
      <text:p text:style-name="P2">Combat contre le Rival dans le mont, il vous dit de le rejoindre à Posur.</text:p>
      <text:p text:style-name="P2"/>
      <text:p text:style-name="P14">À <text:span text:style-name="T10">Astra</text:span> :</text:p>
      <text:p text:style-name="P14"/>
      <text:p text:style-name="P2">Astra : Apprentissage de la legende du pokemon bug</text:p>
      <text:p text:style-name="P2">Route vers posur barée pour cause d'éboulement</text:p>
      <text:p text:style-name="P2"/>
      <text:p text:style-name="P14">À <text:span text:style-name="T10">Insectice</text:span> :</text:p>
      <text:p text:style-name="P14"/>
      <text:p text:style-name="P2">Insectice : Présentation du Safari des Mods</text:p>
      <text:p text:style-name="P2">Combat contre champion -&gt; <text:span text:style-name="T2">Trophée d'Insectice</text:span>(Type Insecte)</text:p>
      <text:p text:style-name="P2"/>
      <text:p text:style-name="P14">À <text:span text:style-name="T10">Nor</text:span>i<text:span text:style-name="T10">e</text:span> :</text:p>
      <text:p text:style-name="P14"/>
      <text:p text:style-name="P2">Norie : Combat contre champion -&gt; Fuite du champion dans la foret Spectrale après vaincu</text:p>
      <text:p text:style-name="P3">Nord de Norie : Volcan FlorisJava, <text:span text:style-name="T4">grand volcan avec des OPMons très puissants. Un groupe secret utilise le volcan comme arme pour detruire Norie et ses alentours pour batir un nouvel Empire et accaparer une partie de la region, ce groupe est dirigé par un Chef tyrannique qui a comme but final d'utiliser la force de Magmortis le gardien du volcan pour arriver à ses fins. Picolo vous demande de l'aider à les vaincre:</text:span></text:p>
      <text:p text:style-name="P7">Balade vers le volcan, bataille avec des membres -&gt; Bataille avec Layser, le chef du groupe. Vous le batter mais decide de rester, il vous bloque la route et vous demande un nouveau combat, vous pouvez le recombattre mais cela ne changera rien, il faut continuer la route -&gt; Magmortis -&gt; combat contre lui -&gt; Acquisition de Magmortis le dieu du Magma. Dans un autre endroit du volca<text:span text:style-name="T6">n s</text:span>e trouve un Trophée, <text:span text:style-name="T2">le Trophée de FlorisJava</text:span>. Combat contre Layser -&gt; I<text:span text:style-name="T5">l</text:span> part car vous avez Magmortis. L'Histoire du volcan est facultative. </text:p>
      <text:p text:style-name="P7"/>
      <text:p text:style-name="P14">À <text:span text:style-name="T10">Foret Spectrale</text:span> :</text:p>
      <text:p text:style-name="P14"/>
      <text:p text:style-name="P2">Foret Spectrale : Team Mystare infiltrée -&gt; Combats multiples</text:p>
      <text:p text:style-name="P2"><text:soft-page-break/>Champion de Norie devant une maison -&gt; Se révèle être l'admin scientifique -&gt; Se fait vaincre une deuxième fois -&gt; Révèle intentions team Mystare, de voler le Polymon (cousin éloigné de Porygon) et capturer bug -&gt; <text:span text:style-name="T2">Donne un trophée</text:span> et s'enfuit. </text:p>
      <text:p text:style-name="P2">Vieux monsieur de la maison offre Polymon.</text:p>
      <text:p text:style-name="P2"/>
      <text:p text:style-name="P14">À <text:span text:style-name="T10">Aquarella </text:span>:</text:p>
      <text:p text:style-name="P2"/>
      <text:p text:style-name="P2">Direction Aquarella -&gt; Chercher champion dans le chenal proche</text:p>
      <text:p text:style-name="P2">Combat Champion -&gt; <text:span text:style-name="T2">Trophée d'Aquarella</text:span> (Type Eau), non obligatoire</text:p>
      <text:p text:style-name="P2">Repos a Posur -&gt; Combat contre Rival</text:p>
      <text:p text:style-name="P2"/>
      <text:p text:style-name="P15"><text:span text:style-name="T11">Au Mont Regimys Frontière</text:span> :</text:p>
      <text:p text:style-name="P15"/>
      <text:p text:style-name="P2">Mont Regimys Frontière : Combats Team Mystare -&gt; Découverte passage secret vers la fin.</text:p>
      <text:p text:style-name="P2">Entrée passage secret -&gt; QG team Mystare. Infiltration du QG</text:p>
      <text:p text:style-name="P2">Combat contres admins une deuxième fois</text:p>
      <text:p text:style-name="P2">Arrivée au boss -&gt; Combat contre le boss.</text:p>
      <text:p text:style-name="P2">Trop tard -&gt; MissingNo crée. Combat contre MissingNo (Peut etre capturé)</text:p>
      <text:p text:style-name="P2">A la fin -&gt; QG explose, deuxième combat contre Boss (OPMons pouvant être soignés entre temps, et PC pouvant etre accedé aussi)</text:p>
      <text:p text:style-name="P2">Retour Mont Regimys Frontière, sortie.</text:p>
      <text:p text:style-name="P2"/>
      <text:p text:style-name="P16">À <text:span text:style-name="T12">Port Draconite</text:span> :</text:p>
      <text:p text:style-name="P2"/>
      <text:p text:style-name="P2">Arrivée a Port Draconite.</text:p>
      <text:p text:style-name="P2">Combat contre champion de l'épreuve -&gt; <text:span text:style-name="T2">Trophée du Port Draconite</text:span> (Type Dragon)</text:p>
      <text:p text:style-name="P2"/>
      <text:p text:style-name="P17">À <text:span text:style-name="T13">Romana</text:span> :</text:p>
      <text:p text:style-name="P2"/>
      <text:p text:style-name="P2">Arrivée a Romana -&gt; Combat contre rival.</text:p>
      <text:p text:style-name="P2"/>
      <text:p text:style-name="P18">À <text:span text:style-name="T14">la Route Victoire</text:span> :</text:p>
      <text:p text:style-name="P2"/>
      <text:p text:style-name="P2">Route Victoire -&gt; Difficile</text:p>
      <text:p text:style-name="P2"><text:soft-page-break/>Juste avant la ligue -&gt; Ultime combat contre le rival</text:p>
      <text:p text:style-name="P2">Il vous faut <text:span text:style-name="T1">6</text:span> trophées pour debloquer la porte</text:p>
      <text:p text:style-name="P2"/>
      <text:p text:style-name="P19"><text:span text:style-name="T15">Ligue de Regimys</text:span> :</text:p>
      <text:p text:style-name="P2"/>
      <text:p text:style-name="P2">Ligue de Regimys : L'Etoile des 5</text:p>
      <text:list xml:id="list2963755868" text:style-name="L1">
        <text:list-item>
          <text:list>
            <text:list-item>
              <text:p text:style-name="P5">Pointe 1 : Plante</text:p>
            </text:list-item>
            <text:list-item>
              <text:p text:style-name="P5">Pointe 2 : Poison</text:p>
            </text:list-item>
            <text:list-item>
              <text:p text:style-name="P5">Pointe 3 : Psy</text:p>
            </text:list-item>
            <text:list-item>
              <text:p text:style-name="P5">Pointe 4 : Glace</text:p>
            </text:list-item>
            <text:list-item>
              <text:p text:style-name="P5">Pointe 5 : Maître : Tous types -) Le Maitre donne personnelement la pierre Lapis au PP</text:p>
            </text:list-item>
          </text:list>
        </text:list-item>
      </text:list>
      <text:p text:style-name="P2">______________________________________________ Ligue battue</text:p>
      <text:p text:style-name="P20"><text:span text:style-name="T16">Après la Ligue</text:span> :</text:p>
      <text:p text:style-name="P2">Annonce du bateau disponible a Atlancia pour l'île de la nuit, de la possibilité de se rendre a Anséstral, ou se trouve dans une cage garder par un viel homme, l'OPMon legendaire Prestazuli, il faut donner la pierre Lapis au viel homme pour qu'il confit Prestazuli au PP.</text:p>
      <text:p text:style-name="P2">A Atlancia, rencontre avec Jlppc, annoncant que si le PP veut le combattre, il sera a Suneil*.</text:p>
      <text:p text:style-name="P2">*Suneil était avant bloqué par des rochers, mais un débrit de l'explosion du QG les a debloqués </text:p>
      <text:p text:style-name="P2">A l'île de la nuit, il est possible de capturer Clair de Lune,ainsi qu'un O<text:span text:style-name="T1">P</text:span>Mon caché. Il est impossible de se soigner au centre OPMon, car il est impossible de retourner en arrière (Comme la ligue).</text:p>
      <text:p text:style-name="P2">Il sera possible de recombattre MissingNo aux ruines du QG de la team Mystare si il n'a pas été capturé.</text:p>
      <text:p text:style-name="P2"/>
      <text:p text:style-name="P2"/>
      <text:p text:style-name="P2">PEUT ETRE (car long à faire et surtout dans tellement longtemps...) :</text:p>
      <text:p text:style-name="P2"/>
      <text:p text:style-name="P2">Possibilité d'aller dans une nouvelle region, celle ci est généré proceduralement (combats, villes, routes, forets, mais pas dialogues ni histoire. (petite ile avec peut etre entre 5 et 10 vi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9M25S</meta:editing-duration>
    <meta:editing-cycles>36</meta:editing-cycles>
    <meta:generator>LibreOffice/5.4.2.2$Linux_X86_64 LibreOffice_project/40m0$Build-2</meta:generator>
    <dc:date>2018-02-06T15:47:07.858459499</dc:date>
    <meta:document-statistic meta:table-count="0" meta:image-count="0" meta:object-count="0" meta:page-count="5" meta:paragraph-count="96" meta:word-count="1245" meta:character-count="7170" meta:non-whitespace-character-count="6018"/>
    <meta:user-defined meta:name="Info 1"/>
    <meta:user-defined meta:name="Info 2"/>
    <meta:user-defined meta:name="Info 3"/>
    <meta:user-defined meta:name="Info 4"/>
  </office:meta>
</office:document-meta>
</file>